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text-properties fo:color="#ffffff" fo:font-size="15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5pt"/>
    </style:style>
    <style:style style:name="P7" style:family="paragraph">
      <style:paragraph-properties fo:margin-left="0cm" fo:margin-right="0cm" fo:text-indent="0cm"/>
      <style:text-properties fo:color="#5c8526" fo:font-weight="bold"/>
    </style:style>
    <style:style style:name="P8" style:family="paragraph">
      <style:text-properties fo:color="#5c8526" fo:font-weight="bold"/>
    </style:style>
    <style:style style:name="P9" style:family="paragraph">
      <style:paragraph-properties fo:margin-left="0cm" fo:margin-right="0cm" fo:text-indent="0cm"/>
      <style:text-properties fo:color="#ff0000" fo:font-weight="bold"/>
    </style:style>
    <style:style style:name="P10" style:family="paragraph">
      <style:text-properties fo:color="#ff0000" fo:font-weight="bold"/>
    </style:style>
    <style:style style:name="P11" style:family="paragraph">
      <style:paragraph-properties fo:text-align="center"/>
    </style:style>
    <style:style style:name="P12" style:family="paragraph">
      <style:text-properties fo:font-size="36pt"/>
    </style:style>
    <style:style style:name="T1" style:family="text">
      <style:text-properties fo:color="#ffffff" fo:font-size="15pt"/>
    </style:style>
    <style:style style:name="T2" style:family="text">
      <style:text-properties fo:font-size="15pt"/>
    </style:style>
    <style:style style:name="T3" style:family="text">
      <style:text-properties fo:color="#5c8526" fo:font-weight="bold"/>
    </style:style>
    <style:style style:name="T4" style:family="text">
      <style:text-properties fo:color="#ff0000" fo:font-weight="bold"/>
    </style:style>
    <style:style style:name="T5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737cm" svg:height="0.737cm" svg:x="8.493cm" svg:y="3.208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3cm" svg:y1="3.579cm" svg:x2="10.461cm" svg:y2="3.579cm">
          <text:p text:style-name="P5"/>
        </draw:line>
        <draw:custom-shape draw:style-name="gr1" draw:text-style-name="P1" draw:layer="layout" svg:width="0.736cm" svg:height="0.737cm" svg:x="10.461cm" svg:y="3.208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797cm" svg:y1="4.579cm" svg:x2="13.027cm" svg:y2="4.579cm">
          <text:p text:style-name="P5"/>
        </draw:line>
        <draw:custom-shape draw:style-name="gr3" draw:text-style-name="P1" draw:layer="layout" svg:width="4.049cm" svg:height="1.967cm" svg:x="7.755cm" svg:y="3.59cm">
          <text:p text:style-name="P5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37cm" svg:height="0.737cm" svg:x="5.792cm" svg:y="4.21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29cm" svg:y1="4.581cm" svg:x2="7.76cm" svg:y2="4.581cm">
          <text:p text:style-name="P5"/>
        </draw:line>
        <draw:custom-shape draw:style-name="gr1" draw:text-style-name="P1" draw:layer="layout" svg:width="0.737cm" svg:height="0.737cm" svg:x="13.093cm" svg:y="4.209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36cm" svg:height="0.737cm" svg:x="8.562cm" svg:y="4.809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04cm" svg:y1="5.18cm" svg:x2="10.534cm" svg:y2="5.18cm">
          <text:p text:style-name="P5"/>
        </draw:line>
        <draw:custom-shape draw:style-name="gr1" draw:text-style-name="P1" draw:layer="layout" svg:width="0.737cm" svg:height="0.737cm" svg:x="10.534cm" svg:y="4.809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09cm" svg:y1="5.557cm" svg:x2="10.48cm" svg:y2="6.743cm">
          <text:p text:style-name="P5"/>
        </draw:line>
        <draw:custom-shape draw:style-name="gr1" draw:text-style-name="P1" draw:layer="layout" svg:width="0.737cm" svg:height="0.736cm" svg:x="10.534cm" svg:y="6.349cm"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839cm" svg:x="8.46cm" svg:y="3.153cm">
          <draw:text-box>
            <text:p text:style-name="P3"><text:span text:style-name="T1">A</text:span></text:p>
          </draw:text-box>
        </draw:frame>
        <draw:frame draw:style-name="gr4" draw:text-style-name="P4" draw:layer="layout" svg:width="0.853cm" svg:height="0.839cm" svg:x="10.461cm" svg:y="3.154cm">
          <draw:text-box>
            <text:p text:style-name="P3"><text:span text:style-name="T1">B</text:span></text:p>
          </draw:text-box>
        </draw:frame>
        <draw:frame draw:style-name="gr4" draw:text-style-name="P4" draw:layer="layout" svg:width="0.853cm" svg:height="0.839cm" svg:x="8.561cm" svg:y="4.754cm">
          <draw:text-box>
            <text:p text:style-name="P3"><text:span text:style-name="T1">X</text:span></text:p>
          </draw:text-box>
        </draw:frame>
        <draw:frame draw:style-name="gr4" draw:text-style-name="P4" draw:layer="layout" svg:width="0.849cm" svg:height="0.839cm" svg:x="10.461cm" svg:y="4.754cm">
          <draw:text-box>
            <text:p text:style-name="P3"><text:span text:style-name="T1">Y</text:span></text:p>
          </draw:text-box>
        </draw:frame>
        <draw:frame draw:style-name="gr4" draw:text-style-name="P4" draw:layer="layout" svg:width="0.824cm" svg:height="0.839cm" svg:x="10.461cm" svg:y="6.354cm">
          <draw:text-box>
            <text:p text:style-name="P3"><text:span text:style-name="T1">Z</text:span></text:p>
          </draw:text-box>
        </draw:frame>
        <draw:frame draw:style-name="gr4" draw:text-style-name="P4" draw:layer="layout" svg:width="1.15cm" svg:height="0.839cm" svg:x="5.661cm" svg:y="4.154cm">
          <draw:text-box>
            <text:p text:style-name="P3"><text:span text:style-name="T1">P2</text:span></text:p>
          </draw:text-box>
        </draw:frame>
        <draw:custom-shape draw:style-name="gr1" draw:text-style-name="P1" draw:layer="layout" svg:width="0.737cm" svg:height="0.737cm" svg:x="3.793cm" svg:y="4.211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3cm" svg:y1="4.582cm" svg:x2="5.761cm" svg:y2="4.582cm">
          <text:p text:style-name="P5"/>
        </draw:line>
        <draw:frame draw:style-name="gr4" draw:text-style-name="P4" draw:layer="layout" svg:width="1.15cm" svg:height="0.839cm" svg:x="3.662cm" svg:y="4.155cm">
          <draw:text-box>
            <text:p text:style-name="P3"><text:span text:style-name="T1">P1</text:span></text:p>
          </draw:text-box>
        </draw:frame>
        <draw:frame draw:style-name="gr4" draw:text-style-name="P4" draw:layer="layout" svg:width="1.179cm" svg:height="0.839cm" svg:x="12.961cm" svg:y="4.155cm">
          <draw:text-box>
            <text:p text:style-name="P3"><text:span text:style-name="T1">C1</text:span></text:p>
          </draw:text-box>
        </draw:frame>
        <draw:line draw:style-name="gr2" draw:text-style-name="P2" draw:layer="layout" svg:x1="13.898cm" svg:y1="4.58cm" svg:x2="15.128cm" svg:y2="4.58cm">
          <text:p text:style-name="P5"/>
        </draw:line>
        <draw:custom-shape draw:style-name="gr1" draw:text-style-name="P1" draw:layer="layout" svg:width="0.737cm" svg:height="0.737cm" svg:x="15.194cm" svg:y="4.21cm"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9cm" svg:height="0.839cm" svg:x="15.062cm" svg:y="4.156cm">
          <draw:text-box>
            <text:p text:style-name="P3"><text:span text:style-name="T1">C2</text:span></text:p>
          </draw:text-box>
        </draw:frame>
        <draw:custom-shape draw:style-name="gr1" draw:text-style-name="P1" draw:layer="layout" svg:width="0.737cm" svg:height="0.737cm" svg:x="8.594cm" svg:y="9.008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31cm" svg:y1="9.379cm" svg:x2="10.562cm" svg:y2="9.379cm">
          <text:p text:style-name="P5"/>
        </draw:line>
        <draw:custom-shape draw:style-name="gr1" draw:text-style-name="P1" draw:layer="layout" svg:width="0.736cm" svg:height="0.737cm" svg:x="10.562cm" svg:y="9.008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98cm" svg:y1="9.979cm" svg:x2="13.128cm" svg:y2="9.979cm">
          <text:p text:style-name="P5"/>
        </draw:line>
        <draw:custom-shape draw:style-name="gr3" draw:text-style-name="P1" draw:layer="layout" svg:width="6.231cm" svg:height="1.967cm" svg:x="5.674cm" svg:y="8.99cm">
          <text:p text:style-name="P5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37cm" svg:height="0.737cm" svg:x="6.593cm" svg:y="10.21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3cm" svg:y1="10.581cm" svg:x2="8.561cm" svg:y2="10.581cm">
          <text:p text:style-name="P5"/>
        </draw:line>
        <draw:custom-shape draw:style-name="gr1" draw:text-style-name="P1" draw:layer="layout" svg:width="0.737cm" svg:height="0.737cm" svg:x="13.194cm" svg:y="9.609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36cm" svg:height="0.737cm" svg:x="8.563cm" svg:y="10.209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05cm" svg:y1="10.58cm" svg:x2="10.535cm" svg:y2="10.58cm">
          <text:p text:style-name="P5"/>
        </draw:line>
        <draw:custom-shape draw:style-name="gr1" draw:text-style-name="P1" draw:layer="layout" svg:width="0.737cm" svg:height="0.737cm" svg:x="10.535cm" svg:y="10.209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1cm" svg:y1="10.957cm" svg:x2="10.481cm" svg:y2="12.143cm">
          <text:p text:style-name="P5"/>
        </draw:line>
        <draw:custom-shape draw:style-name="gr1" draw:text-style-name="P1" draw:layer="layout" svg:width="0.737cm" svg:height="0.736cm" svg:x="10.535cm" svg:y="11.749cm"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839cm" svg:x="8.561cm" svg:y="8.953cm">
          <draw:text-box>
            <text:p text:style-name="P3"><text:span text:style-name="T1">A</text:span></text:p>
          </draw:text-box>
        </draw:frame>
        <draw:frame draw:style-name="gr4" draw:text-style-name="P4" draw:layer="layout" svg:width="0.853cm" svg:height="0.839cm" svg:x="10.562cm" svg:y="8.954cm">
          <draw:text-box>
            <text:p text:style-name="P3"><text:span text:style-name="T1">B</text:span></text:p>
          </draw:text-box>
        </draw:frame>
        <draw:frame draw:style-name="gr4" draw:text-style-name="P4" draw:layer="layout" svg:width="0.853cm" svg:height="0.839cm" svg:x="8.562cm" svg:y="10.154cm">
          <draw:text-box>
            <text:p text:style-name="P3"><text:span text:style-name="T1">X</text:span></text:p>
          </draw:text-box>
        </draw:frame>
        <draw:frame draw:style-name="gr4" draw:text-style-name="P4" draw:layer="layout" svg:width="0.849cm" svg:height="0.839cm" svg:x="10.462cm" svg:y="10.154cm">
          <draw:text-box>
            <text:p text:style-name="P3"><text:span text:style-name="T1">Y</text:span></text:p>
          </draw:text-box>
        </draw:frame>
        <draw:frame draw:style-name="gr4" draw:text-style-name="P4" draw:layer="layout" svg:width="0.824cm" svg:height="0.839cm" svg:x="10.462cm" svg:y="11.754cm">
          <draw:text-box>
            <text:p text:style-name="P3"><text:span text:style-name="T1">Z</text:span></text:p>
          </draw:text-box>
        </draw:frame>
        <draw:frame draw:style-name="gr4" draw:text-style-name="P4" draw:layer="layout" svg:width="1.15cm" svg:height="0.839cm" svg:x="6.462cm" svg:y="10.154cm">
          <draw:text-box>
            <text:p text:style-name="P3"><text:span text:style-name="T1">P2</text:span></text:p>
          </draw:text-box>
        </draw:frame>
        <draw:custom-shape draw:style-name="gr1" draw:text-style-name="P1" draw:layer="layout" svg:width="0.737cm" svg:height="0.737cm" svg:x="3.694cm" svg:y="9.611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31cm" svg:y1="9.982cm" svg:x2="5.662cm" svg:y2="9.982cm">
          <text:p text:style-name="P5"/>
        </draw:line>
        <draw:frame draw:style-name="gr4" draw:text-style-name="P4" draw:layer="layout" svg:width="1.15cm" svg:height="0.839cm" svg:x="3.563cm" svg:y="9.555cm">
          <draw:text-box>
            <text:p text:style-name="P3"><text:span text:style-name="T1">P1</text:span></text:p>
          </draw:text-box>
        </draw:frame>
        <draw:frame draw:style-name="gr4" draw:text-style-name="P4" draw:layer="layout" svg:width="1.179cm" svg:height="0.839cm" svg:x="13.062cm" svg:y="9.555cm">
          <draw:text-box>
            <text:p text:style-name="P3"><text:span text:style-name="T1">C1</text:span></text:p>
          </draw:text-box>
        </draw:frame>
        <draw:line draw:style-name="gr2" draw:text-style-name="P2" draw:layer="layout" svg:x1="13.999cm" svg:y1="9.98cm" svg:x2="15.229cm" svg:y2="9.98cm">
          <text:p text:style-name="P5"/>
        </draw:line>
        <draw:custom-shape draw:style-name="gr1" draw:text-style-name="P1" draw:layer="layout" svg:width="0.737cm" svg:height="0.737cm" svg:x="15.295cm" svg:y="9.61cm"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9cm" svg:height="0.839cm" svg:x="15.163cm" svg:y="9.556cm">
          <draw:text-box>
            <text:p text:style-name="P3"><text:span text:style-name="T1">C2</text:span></text:p>
          </draw:text-box>
        </draw:frame>
        <draw:custom-shape draw:style-name="gr1" draw:text-style-name="P1" draw:layer="layout" svg:width="0.737cm" svg:height="0.737cm" svg:x="6.594cm" svg:y="9.011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31cm" svg:y1="9.382cm" svg:x2="8.562cm" svg:y2="9.382cm">
          <text:p text:style-name="P5"/>
        </draw:line>
        <draw:frame draw:style-name="gr4" draw:text-style-name="P4" draw:layer="layout" svg:width="1.15cm" svg:height="0.839cm" svg:x="6.463cm" svg:y="8.955cm">
          <draw:text-box>
            <text:p text:style-name="P3"><text:span text:style-name="T1">P2</text:span></text:p>
          </draw:text-box>
        </draw:frame>
        <draw:frame draw:style-name="gr4" draw:layer="layout" svg:width="0.748cm" svg:height="0.962cm" svg:x="7.158cm" svg:y="8.487cm">
          <draw:text-box>
            <text:p text:style-name="P5">*</text:p>
          </draw:text-box>
        </draw:frame>
        <draw:frame draw:style-name="gr4" draw:layer="layout" svg:width="0.748cm" svg:height="0.962cm" svg:x="7.158cm" svg:y="9.787cm">
          <draw:text-box>
            <text:p text:style-name="P5">*</text:p>
          </draw:text-box>
        </draw:frame>
        <draw:frame draw:style-name="gr4" draw:text-style-name="P6" draw:layer="layout" svg:width="0.798cm" svg:height="0.839cm" svg:x="11.127cm" svg:y="8.417cm">
          <draw:text-box>
            <text:p text:style-name="P3"><text:span text:style-name="T2">#</text:span></text:p>
          </draw:text-box>
        </draw:frame>
        <draw:frame draw:style-name="gr4" draw:text-style-name="P6" draw:layer="layout" svg:width="0.798cm" svg:height="0.839cm" svg:x="11.127cm" svg:y="9.818cm">
          <draw:text-box>
            <text:p text:style-name="P3"><text:span text:style-name="T2">#</text:span></text:p>
          </draw:text-box>
        </draw:frame>
        <draw:frame draw:style-name="gr4" draw:layer="layout" svg:width="0.748cm" svg:height="0.962cm" svg:x="9.058cm" svg:y="2.787cm">
          <draw:text-box>
            <text:p text:style-name="P5">*</text:p>
          </draw:text-box>
        </draw:frame>
        <draw:frame draw:style-name="gr4" draw:layer="layout" svg:width="0.748cm" svg:height="0.962cm" svg:x="9.058cm" svg:y="4.287cm">
          <draw:text-box>
            <text:p text:style-name="P5">*</text:p>
          </draw:text-box>
        </draw:frame>
        <draw:frame draw:style-name="gr4" draw:text-style-name="P6" draw:layer="layout" svg:width="0.798cm" svg:height="0.839cm" svg:x="11.027cm" svg:y="2.719cm">
          <draw:text-box>
            <text:p text:style-name="P3"><text:span text:style-name="T2">#</text:span></text:p>
          </draw:text-box>
        </draw:frame>
        <draw:frame draw:style-name="gr4" draw:text-style-name="P6" draw:layer="layout" svg:width="0.798cm" svg:height="0.839cm" svg:x="11.127cm" svg:y="4.319cm">
          <draw:text-box>
            <text:p text:style-name="P3"><text:span text:style-name="T2">#</text:span></text:p>
          </draw:text-box>
        </draw:frame>
        <draw:custom-shape draw:style-name="gr1" draw:text-style-name="P1" draw:layer="layout" svg:width="0.737cm" svg:height="0.737cm" svg:x="8.494cm" svg:y="14.308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31cm" svg:y1="14.679cm" svg:x2="10.462cm" svg:y2="14.679cm">
          <text:p text:style-name="P5"/>
        </draw:line>
        <draw:custom-shape draw:style-name="gr1" draw:text-style-name="P1" draw:layer="layout" svg:width="0.736cm" svg:height="0.737cm" svg:x="10.462cm" svg:y="14.308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298cm" svg:y1="16.279cm" svg:x2="12.528cm" svg:y2="16.279cm">
          <text:p text:style-name="P5"/>
        </draw:line>
        <draw:custom-shape draw:style-name="gr3" draw:text-style-name="P1" draw:layer="layout" svg:width="6.208cm" svg:height="1.967cm" svg:x="7.756cm" svg:y="14.69cm">
          <text:p text:style-name="P5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37cm" svg:height="0.737cm" svg:x="5.793cm" svg:y="15.31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3cm" svg:y1="15.681cm" svg:x2="7.761cm" svg:y2="15.681cm">
          <text:p text:style-name="P5"/>
        </draw:line>
        <draw:custom-shape draw:style-name="gr1" draw:text-style-name="P1" draw:layer="layout" svg:width="0.737cm" svg:height="0.737cm" svg:x="12.594cm" svg:y="15.909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36cm" svg:height="0.737cm" svg:x="8.563cm" svg:y="15.909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05cm" svg:y1="16.28cm" svg:x2="10.535cm" svg:y2="16.28cm">
          <text:p text:style-name="P5"/>
        </draw:line>
        <draw:custom-shape draw:style-name="gr1" draw:text-style-name="P1" draw:layer="layout" svg:width="0.737cm" svg:height="0.737cm" svg:x="10.535cm" svg:y="15.909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31cm" svg:y1="16.657cm" svg:x2="10.481cm" svg:y2="17.843cm">
          <text:p text:style-name="P5"/>
        </draw:line>
        <draw:custom-shape draw:style-name="gr1" draw:text-style-name="P1" draw:layer="layout" svg:width="0.737cm" svg:height="0.736cm" svg:x="10.535cm" svg:y="17.449cm"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839cm" svg:x="8.461cm" svg:y="14.253cm">
          <draw:text-box>
            <text:p text:style-name="P3"><text:span text:style-name="T1">A</text:span></text:p>
          </draw:text-box>
        </draw:frame>
        <draw:frame draw:style-name="gr4" draw:text-style-name="P4" draw:layer="layout" svg:width="0.853cm" svg:height="0.839cm" svg:x="10.462cm" svg:y="14.254cm">
          <draw:text-box>
            <text:p text:style-name="P3"><text:span text:style-name="T1">B</text:span></text:p>
          </draw:text-box>
        </draw:frame>
        <draw:frame draw:style-name="gr4" draw:text-style-name="P4" draw:layer="layout" svg:width="0.853cm" svg:height="0.839cm" svg:x="8.562cm" svg:y="15.854cm">
          <draw:text-box>
            <text:p text:style-name="P3"><text:span text:style-name="T1">X</text:span></text:p>
          </draw:text-box>
        </draw:frame>
        <draw:frame draw:style-name="gr4" draw:text-style-name="P4" draw:layer="layout" svg:width="0.849cm" svg:height="0.839cm" svg:x="10.462cm" svg:y="15.854cm">
          <draw:text-box>
            <text:p text:style-name="P3"><text:span text:style-name="T1">Y</text:span></text:p>
          </draw:text-box>
        </draw:frame>
        <draw:frame draw:style-name="gr4" draw:text-style-name="P4" draw:layer="layout" svg:width="0.824cm" svg:height="0.839cm" svg:x="10.462cm" svg:y="17.454cm">
          <draw:text-box>
            <text:p text:style-name="P3"><text:span text:style-name="T1">Z</text:span></text:p>
          </draw:text-box>
        </draw:frame>
        <draw:frame draw:style-name="gr4" draw:text-style-name="P4" draw:layer="layout" svg:width="1.15cm" svg:height="0.839cm" svg:x="5.662cm" svg:y="15.254cm">
          <draw:text-box>
            <text:p text:style-name="P3"><text:span text:style-name="T1">P2</text:span></text:p>
          </draw:text-box>
        </draw:frame>
        <draw:custom-shape draw:style-name="gr1" draw:text-style-name="P1" draw:layer="layout" svg:width="0.737cm" svg:height="0.737cm" svg:x="3.794cm" svg:y="15.311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31cm" svg:y1="15.682cm" svg:x2="5.762cm" svg:y2="15.682cm">
          <text:p text:style-name="P5"/>
        </draw:line>
        <draw:frame draw:style-name="gr4" draw:text-style-name="P4" draw:layer="layout" svg:width="1.15cm" svg:height="0.839cm" svg:x="3.663cm" svg:y="15.255cm">
          <draw:text-box>
            <text:p text:style-name="P3"><text:span text:style-name="T1">P1</text:span></text:p>
          </draw:text-box>
        </draw:frame>
        <draw:frame draw:style-name="gr4" draw:text-style-name="P4" draw:layer="layout" svg:width="1.179cm" svg:height="0.839cm" svg:x="12.462cm" svg:y="15.855cm">
          <draw:text-box>
            <text:p text:style-name="P3"><text:span text:style-name="T1">C1</text:span></text:p>
          </draw:text-box>
        </draw:frame>
        <draw:line draw:style-name="gr2" draw:text-style-name="P2" draw:layer="layout" svg:x1="13.999cm" svg:y1="15.68cm" svg:x2="15.229cm" svg:y2="15.68cm">
          <text:p text:style-name="P5"/>
        </draw:line>
        <draw:custom-shape draw:style-name="gr1" draw:text-style-name="P1" draw:layer="layout" svg:width="0.737cm" svg:height="0.737cm" svg:x="15.195cm" svg:y="15.31cm"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9cm" svg:height="0.839cm" svg:x="15.063cm" svg:y="15.256cm">
          <draw:text-box>
            <text:p text:style-name="P3"><text:span text:style-name="T1">C2</text:span></text:p>
          </draw:text-box>
        </draw:frame>
        <draw:frame draw:style-name="gr4" draw:layer="layout" svg:width="0.748cm" svg:height="0.962cm" svg:x="9.059cm" svg:y="13.887cm">
          <draw:text-box>
            <text:p text:style-name="P5">*</text:p>
          </draw:text-box>
        </draw:frame>
        <draw:frame draw:style-name="gr4" draw:layer="layout" svg:width="0.748cm" svg:height="0.962cm" svg:x="9.059cm" svg:y="15.387cm">
          <draw:text-box>
            <text:p text:style-name="P5">*</text:p>
          </draw:text-box>
        </draw:frame>
        <draw:frame draw:style-name="gr4" draw:text-style-name="P6" draw:layer="layout" svg:width="0.798cm" svg:height="0.839cm" svg:x="13.128cm" svg:y="13.819cm">
          <draw:text-box>
            <text:p text:style-name="P3"><text:span text:style-name="T2">#</text:span></text:p>
          </draw:text-box>
        </draw:frame>
        <draw:frame draw:style-name="gr4" draw:text-style-name="P6" draw:layer="layout" svg:width="0.798cm" svg:height="0.839cm" svg:x="13.128cm" svg:y="15.419cm">
          <draw:text-box>
            <text:p text:style-name="P3"><text:span text:style-name="T2">#</text:span></text:p>
          </draw:text-box>
        </draw:frame>
        <draw:line draw:style-name="gr2" draw:text-style-name="P2" draw:layer="layout" svg:x1="11.299cm" svg:y1="14.68cm" svg:x2="12.529cm" svg:y2="14.68cm">
          <text:p text:style-name="P5"/>
        </draw:line>
        <draw:custom-shape draw:style-name="gr1" draw:text-style-name="P1" draw:layer="layout" svg:width="0.737cm" svg:height="0.737cm" svg:x="12.595cm" svg:y="14.31cm">
          <text:p text:style-name="P5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79cm" svg:height="0.839cm" svg:x="12.463cm" svg:y="14.256cm">
          <draw:text-box>
            <text:p text:style-name="P3"><text:span text:style-name="T1">C1</text:span></text:p>
          </draw:text-box>
        </draw:frame>
        <draw:frame draw:style-name="gr4" draw:text-style-name="P8" draw:layer="layout" svg:width="2.754cm" svg:height="0.962cm" svg:x="17.222cm" svg:y="4.189cm">
          <draw:text-box>
            <text:p text:style-name="P7"><text:span text:style-name="T3">Correct</text:span></text:p>
          </draw:text-box>
        </draw:frame>
        <draw:frame draw:style-name="gr4" draw:text-style-name="P10" draw:layer="layout" svg:width="3.216cm" svg:height="0.962cm" svg:x="17.222cm" svg:y="9.489cm">
          <draw:text-box>
            <text:p text:style-name="P9"><text:span text:style-name="T4">Incorrect</text:span></text:p>
          </draw:text-box>
        </draw:frame>
        <draw:frame draw:style-name="gr4" draw:text-style-name="P10" draw:layer="layout" svg:width="3.216cm" svg:height="0.962cm" svg:x="17.222cm" svg:y="15.289cm">
          <draw:text-box>
            <text:p text:style-name="P9"><text:span text:style-name="T4">Incorrect</text:span></text:p>
          </draw:text-box>
        </draw:frame>
        <draw:rect draw:style-name="gr5" draw:text-style-name="P11" draw:layer="layout" svg:width="18.16cm" svg:height="5.011cm" svg:x="2.566cm" svg:y="2.646cm">
          <text:p text:style-name="P5"/>
        </draw:rect>
        <draw:rect draw:style-name="gr5" draw:text-style-name="P11" draw:layer="layout" svg:width="18.16cm" svg:height="5.011cm" svg:x="2.566cm" svg:y="8.047cm">
          <text:p text:style-name="P5"/>
        </draw:rect>
        <draw:rect draw:style-name="gr5" draw:text-style-name="P11" draw:layer="layout" svg:width="18.16cm" svg:height="5.011cm" svg:x="2.566cm" svg:y="13.547cm">
          <text:p text:style-name="P5"/>
        </draw:rect>
        <draw:frame draw:style-name="gr4" draw:text-style-name="P12" draw:layer="layout" svg:width="1.349cm" svg:height="1.673cm" svg:x="2.566cm" svg:y="2.587cm">
          <draw:text-box>
            <text:p text:style-name="P5"><text:span text:style-name="T5">A</text:span></text:p>
          </draw:text-box>
        </draw:frame>
        <draw:frame draw:style-name="gr4" draw:text-style-name="P12" draw:layer="layout" svg:width="1.349cm" svg:height="1.673cm" svg:x="2.567cm" svg:y="7.888cm">
          <draw:text-box>
            <text:p text:style-name="P5"><text:span text:style-name="T5">B</text:span></text:p>
          </draw:text-box>
        </draw:frame>
        <draw:frame draw:style-name="gr4" draw:text-style-name="P12" draw:layer="layout" svg:width="1.421cm" svg:height="1.673cm" svg:x="2.567cm" svg:y="13.388cm">
          <draw:text-box>
            <text:p text:style-name="P5"><text:span text:style-name="T5">C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3:25:20</meta:creation-date>
    <dc:date>2007-04-23T13:49:12</dc:date>
    <dc:language>de-DE</dc:language>
    <meta:editing-cycles>4</meta:editing-cycles>
    <meta:editing-duration>PT23M52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